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c4d8" officeooo:paragraph-rsid="0005c4d8"/>
    </style:style>
    <style:style style:name="P2" style:family="paragraph" style:parent-style-name="Standard">
      <style:text-properties officeooo:rsid="00087870" officeooo:paragraph-rsid="00087870"/>
    </style:style>
    <style:style style:name="P3" style:family="paragraph" style:parent-style-name="Standard">
      <style:text-properties officeooo:rsid="00087870" officeooo:paragraph-rsid="002ebb6e"/>
    </style:style>
    <style:style style:name="P4" style:family="paragraph" style:parent-style-name="Standard">
      <style:text-properties officeooo:rsid="00087870" officeooo:paragraph-rsid="0033a393"/>
    </style:style>
    <style:style style:name="P5" style:family="paragraph" style:parent-style-name="Standard">
      <style:text-properties officeooo:rsid="000b1a0b" officeooo:paragraph-rsid="0018f769"/>
    </style:style>
    <style:style style:name="P6" style:family="paragraph" style:parent-style-name="Standard">
      <style:text-properties officeooo:rsid="0018f769" officeooo:paragraph-rsid="0018f769"/>
    </style:style>
    <style:style style:name="P7" style:family="paragraph" style:parent-style-name="Standard">
      <style:text-properties officeooo:rsid="0017cbc2" officeooo:paragraph-rsid="0017cbc2"/>
    </style:style>
    <style:style style:name="P8" style:family="paragraph" style:parent-style-name="Standard">
      <style:text-properties officeooo:rsid="00101f50" officeooo:paragraph-rsid="00101f50"/>
    </style:style>
    <style:style style:name="P9" style:family="paragraph" style:parent-style-name="Standard">
      <style:text-properties officeooo:rsid="0012859e" officeooo:paragraph-rsid="0012859e"/>
    </style:style>
    <style:style style:name="P10" style:family="paragraph" style:parent-style-name="Standard">
      <style:text-properties officeooo:rsid="002ebb6e" officeooo:paragraph-rsid="002ebb6e"/>
    </style:style>
    <style:style style:name="P11" style:family="paragraph" style:parent-style-name="Standard">
      <style:text-properties officeooo:rsid="0017cbc2" officeooo:paragraph-rsid="00379780"/>
    </style:style>
    <style:style style:name="T1" style:family="text">
      <style:text-properties officeooo:rsid="00087870"/>
    </style:style>
    <style:style style:name="T2" style:family="text">
      <style:text-properties officeooo:rsid="0012859e"/>
    </style:style>
    <style:style style:name="T3" style:family="text">
      <style:text-properties officeooo:rsid="0013a836"/>
    </style:style>
    <style:style style:name="T4" style:family="text">
      <style:text-properties officeooo:rsid="000e2e21"/>
    </style:style>
    <style:style style:name="T5" style:family="text">
      <style:text-properties officeooo:rsid="0036d783"/>
    </style:style>
    <style:style style:name="T6" style:family="text">
      <style:text-properties officeooo:rsid="00371263"/>
    </style:style>
    <style:style style:name="T7" style:family="text">
      <style:text-properties officeooo:rsid="003776f3"/>
    </style:style>
    <style:style style:name="T8" style:family="text">
      <style:text-properties officeooo:rsid="0018f769"/>
    </style:style>
    <style:style style:name="T9" style:family="text">
      <style:text-properties officeooo:rsid="0038d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ituational Awareness Report</text:p>
      <text:p text:style-name="P2"/>
      <text:p text:style-name="P1">This is a simple <text:span text:style-name="T1">situational awareness report, containing reports on the MERS-CoV outbreak in Korea 2015.</text:span></text:p>
      <text:p text:style-name="P1"/>
      <text:p text:style-name="P10">&lt;&lt;<text:span text:style-name="T6">INIT,echo=FALSE</text:span>&gt;&gt;=</text:p>
      <text:p text:style-name="P3">library(tidyverse)</text:p>
      <text:p text:style-name="P3">library(incidence)</text:p>
      <text:p text:style-name="P10">@</text:p>
      <text:p text:style-name="P10"/>
      <text:p text:style-name="P2">&lt;&lt;<text:span text:style-name="T7">READDATA,echo=FALSE</text:span>&gt;&gt;=</text:p>
      <text:p text:style-name="P4">linelist &lt;- openxlsx::read.xlsx("<text:span text:style-name="T4">/Users/hoehle/Projects/Recon/wordexcel-reports/</text:span>data/MERS-CoV-cases-rok-21Jul15.xlsx",startRow=4)</text:p>
      <text:p text:style-name="P2"/>
      <text:p text:style-name="P2">##Convert all columns containing the String "...Date..." to the Date class</text:p>
      <text:p text:style-name="P2">##using the date/month/Year format (in which the data are available)</text:p>
      <text:p text:style-name="P2">linelist &lt;- linelist %&gt;%</text:p>
      <text:p text:style-name="P2"><text:s text:c="2"/>mutate_if(grepl("Date",names(linelist)), as.Date, format="%d/%m/%Y")</text:p>
      <text:p text:style-name="P2">@</text:p>
      <text:p text:style-name="P2"/>
      <text:p text:style-name="P11"><text:span text:style-name="T8">The total number of individuals with symptoms is \Sexpr{nrow(linelist)}. </text:span>Here is a plot of the epicurve:</text:p>
      <text:p text:style-name="P7"/>
      <text:p text:style-name="P8">&lt;&lt;<text:span text:style-name="T3">PLOTIT, </text:span>fig=TRUE, <text:span text:style-name="T9">echo=FALSE</text:span>&gt;&gt;=</text:p>
      <text:p text:style-name="P8">inc &lt;- incidence::incidence(linelist$Date.of.symptoms.onset, interval = 1)</text:p>
      <text:p text:style-name="P8"><text:span text:style-name="T2">p &lt;- </text:span>plot(inc) + xlab("Calendar Time (day)") + ylab("Number of symptom onsets")</text:p>
      <text:p text:style-name="P9">print(p)</text:p>
      <text:p text:style-name="P8">@</text:p>
      <text:p text:style-name="P8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4:22:09.551060731</meta:creation-date>
    <dc:date>2018-03-23T14:58:35.643122030</dc:date>
    <meta:editing-duration>PT26M1S</meta:editing-duration>
    <meta:editing-cycles>39</meta:editing-cycles>
    <meta:generator>LibreOffice/5.2.0.4$MacOSX_X86_64 LibreOffice_project/066b007f5ebcc236395c7d282ba488bca6720265</meta:generator>
    <meta:document-statistic meta:table-count="0" meta:image-count="0" meta:object-count="0" meta:page-count="1" meta:paragraph-count="19" meta:word-count="95" meta:character-count="879" meta:non-whitespace-character-count="801"/>
  </office:meta>
</office:document-meta>
</file>